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8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7" calcext:value-type="date">
            <text:p>2025-11-07</text:p>
          </table:table-cell>
          <table:table-cell office:value-type="float" office:value="50276.37" calcext:value-type="float">
            <text:p>50276.37</text:p>
          </table:table-cell>
          <table:table-cell office:value-type="float" office:value="3298.85" calcext:value-type="float">
            <text:p>3298.85</text:p>
          </table:table-cell>
          <table:table-cell office:value-type="float" office:value="41488.92" calcext:value-type="float">
            <text:p>41488.9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0" calcext:value-type="date">
            <text:p>2025-11-10</text:p>
          </table:table-cell>
          <table:table-cell office:value-type="float" office:value="50911.76" calcext:value-type="float">
            <text:p>50911.76</text:p>
          </table:table-cell>
          <table:table-cell office:value-type="float" office:value="3317.42" calcext:value-type="float">
            <text:p>3317.42</text:p>
          </table:table-cell>
          <table:table-cell office:value-type="float" office:value="41849.96" calcext:value-type="float">
            <text:p>41849.9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1" calcext:value-type="date">
            <text:p>2025-11-11</text:p>
          </table:table-cell>
          <table:table-cell office:value-type="float" office:value="50842.93" calcext:value-type="float">
            <text:p>50842.93</text:p>
          </table:table-cell>
          <table:table-cell office:value-type="float" office:value="3321.58" calcext:value-type="float">
            <text:p>3321.58</text:p>
          </table:table-cell>
          <table:table-cell office:value-type="float" office:value="41741.02" calcext:value-type="float">
            <text:p>41741.0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2" calcext:value-type="date">
            <text:p>2025-11-12</text:p>
          </table:table-cell>
          <table:table-cell office:value-type="float" office:value="51063.31" calcext:value-type="float">
            <text:p>51063.31</text:p>
          </table:table-cell>
          <table:table-cell office:value-type="float" office:value="3359.33" calcext:value-type="float">
            <text:p>3359.33</text:p>
          </table:table-cell>
          <table:table-cell office:value-type="float" office:value="42140.99" calcext:value-type="float">
            <text:p>42140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3" calcext:value-type="date">
            <text:p>2025-11-13</text:p>
          </table:table-cell>
          <table:table-cell office:value-type="float" office:value="51281.83" calcext:value-type="float">
            <text:p>51281.83</text:p>
          </table:table-cell>
          <table:table-cell office:value-type="float" office:value="3381.72" calcext:value-type="float">
            <text:p>3381.72</text:p>
          </table:table-cell>
          <table:table-cell office:value-type="float" office:value="42526.35" calcext:value-type="float">
            <text:p>42526.3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4" calcext:value-type="date">
            <text:p>2025-11-14</text:p>
          </table:table-cell>
          <table:table-cell office:value-type="float" office:value="50376.53" calcext:value-type="float">
            <text:p>50376.53</text:p>
          </table:table-cell>
          <table:table-cell office:value-type="float" office:value="3359.81" calcext:value-type="float">
            <text:p>3359.81</text:p>
          </table:table-cell>
          <table:table-cell office:value-type="float" office:value="42469.77" calcext:value-type="float">
            <text:p>42469.7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7" calcext:value-type="date">
            <text:p>2025-11-17</text:p>
          </table:table-cell>
          <table:table-cell office:value-type="float" office:value="50323.91" calcext:value-type="float">
            <text:p>50323.91</text:p>
          </table:table-cell>
          <table:table-cell office:value-type="float" office:value="3347.53" calcext:value-type="float">
            <text:p>3347.53</text:p>
          </table:table-cell>
          <table:table-cell office:value-type="float" office:value="42323.87" calcext:value-type="float">
            <text:p>42323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8" calcext:value-type="date">
            <text:p>2025-11-18</text:p>
          </table:table-cell>
          <table:table-cell office:value-type="float" office:value="48702.98" calcext:value-type="float">
            <text:p>48702.98</text:p>
          </table:table-cell>
          <table:table-cell office:value-type="float" office:value="3251.1" calcext:value-type="float">
            <text:p>3251.10</text:p>
          </table:table-cell>
          <table:table-cell office:value-type="float" office:value="41267.14" calcext:value-type="float">
            <text:p>41267.1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9" calcext:value-type="date">
            <text:p>2025-11-19</text:p>
          </table:table-cell>
          <table:table-cell office:value-type="float" office:value="48537.7" calcext:value-type="float">
            <text:p>48537.70</text:p>
          </table:table-cell>
          <table:table-cell office:value-type="float" office:value="3245.58" calcext:value-type="float">
            <text:p>3245.58</text:p>
          </table:table-cell>
          <table:table-cell office:value-type="float" office:value="41252.24" calcext:value-type="float">
            <text:p>41252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0" calcext:value-type="date">
            <text:p>2025-11-20</text:p>
          </table:table-cell>
          <table:table-cell office:value-type="float" office:value="49823.94" calcext:value-type="float">
            <text:p>49823.94</text:p>
          </table:table-cell>
          <table:table-cell office:value-type="float" office:value="3299.57" calcext:value-type="float">
            <text:p>3299.57</text:p>
          </table:table-cell>
          <table:table-cell office:value-type="float" office:value="41803.35" calcext:value-type="float">
            <text:p>41803.3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1" calcext:value-type="date">
            <text:p>2025-11-21</text:p>
          </table:table-cell>
          <table:table-cell office:value-type="float" office:value="48625.88" calcext:value-type="float">
            <text:p>48625.88</text:p>
          </table:table-cell>
          <table:table-cell office:value-type="float" office:value="3297.73" calcext:value-type="float">
            <text:p>3297.73</text:p>
          </table:table-cell>
          <table:table-cell office:value-type="float" office:value="41959.46" calcext:value-type="float">
            <text:p>41959.4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5" calcext:value-type="date">
            <text:p>2025-11-25</text:p>
          </table:table-cell>
          <table:table-cell office:value-type="float" office:value="48659.52" calcext:value-type="float">
            <text:p>48659.52</text:p>
          </table:table-cell>
          <table:table-cell office:value-type="float" office:value="3290.89" calcext:value-type="float">
            <text:p>3290.89</text:p>
          </table:table-cell>
          <table:table-cell office:value-type="float" office:value="41980.9" calcext:value-type="float">
            <text:p>41980.9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6" calcext:value-type="date">
            <text:p>2025-11-26</text:p>
          </table:table-cell>
          <table:table-cell office:value-type="float" office:value="49559.07" calcext:value-type="float">
            <text:p>49559.07</text:p>
          </table:table-cell>
          <table:table-cell office:value-type="float" office:value="3355.5" calcext:value-type="float">
            <text:p>3355.50</text:p>
          </table:table-cell>
          <table:table-cell office:value-type="float" office:value="42708.3" calcext:value-type="float">
            <text:p>42708.3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7" calcext:value-type="date">
            <text:p>2025-11-27</text:p>
          </table:table-cell>
          <table:table-cell office:value-type="float" office:value="50167.1" calcext:value-type="float">
            <text:p>50167.10</text:p>
          </table:table-cell>
          <table:table-cell office:value-type="float" office:value="3368.57" calcext:value-type="float">
            <text:p>3368.57</text:p>
          </table:table-cell>
          <table:table-cell office:value-type="float" office:value="42868.07" calcext:value-type="float">
            <text:p>42868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8" calcext:value-type="date">
            <text:p>2025-11-28</text:p>
          </table:table-cell>
          <table:table-cell office:value-type="float" office:value="50253.91" calcext:value-type="float">
            <text:p>50253.91</text:p>
          </table:table-cell>
          <table:table-cell office:value-type="float" office:value="3378.44" calcext:value-type="float">
            <text:p>3378.44</text:p>
          </table:table-cell>
          <table:table-cell office:value-type="float" office:value="42988.5" calcext:value-type="float">
            <text:p>42988.5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1" calcext:value-type="date">
            <text:p>2025-12-01</text:p>
          </table:table-cell>
          <table:table-cell office:value-type="float" office:value="49303.28" calcext:value-type="float">
            <text:p>49303.28</text:p>
          </table:table-cell>
          <table:table-cell office:value-type="float" office:value="3338.33" calcext:value-type="float">
            <text:p>3338.33</text:p>
          </table:table-cell>
          <table:table-cell office:value-type="float" office:value="42477.32" calcext:value-type="float">
            <text:p>42477.3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2" calcext:value-type="date">
            <text:p>2025-12-02</text:p>
          </table:table-cell>
          <table:table-cell office:value-type="float" office:value="49303.45" calcext:value-type="float">
            <text:p>49303.45</text:p>
          </table:table-cell>
          <table:table-cell office:value-type="float" office:value="3341.06" calcext:value-type="float">
            <text:p>3341.06</text:p>
          </table:table-cell>
          <table:table-cell office:value-type="float" office:value="42483.78" calcext:value-type="float">
            <text:p>42483.7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3" calcext:value-type="date">
            <text:p>2025-12-03</text:p>
          </table:table-cell>
          <table:table-cell office:value-type="float" office:value="49864.68" calcext:value-type="float">
            <text:p>49864.68</text:p>
          </table:table-cell>
          <table:table-cell office:value-type="float" office:value="3334.32" calcext:value-type="float">
            <text:p>3334.32</text:p>
          </table:table-cell>
          <table:table-cell office:value-type="float" office:value="42422.24" calcext:value-type="float">
            <text:p>42422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4" calcext:value-type="date">
            <text:p>2025-12-04</text:p>
          </table:table-cell>
          <table:table-cell office:value-type="float" office:value="51028.42" calcext:value-type="float">
            <text:p>51028.42</text:p>
          </table:table-cell>
          <table:table-cell office:value-type="float" office:value="3398.21" calcext:value-type="float">
            <text:p>3398.21</text:p>
          </table:table-cell>
          <table:table-cell office:value-type="float" office:value="43027.57" calcext:value-type="float">
            <text:p>43027.57</text:p>
          </table:table-cell>
          <table:table-cell table:style-name="ce8" table:number-columns-repeated="16380"/>
        </table:table-row>
        <table:table-row table:style-name="ro2" table:number-rows-repeated="1048400">
          <table:table-cell table:number-columns-repeated="4"/>
          <table:table-cell table:style-name="ce8" table:number-columns-repeated="16380"/>
        </table:table-row>
        <table:table-row table:style-name="ro2">
          <table:table-cell table:number-columns-repeated="4"/>
          <table:table-cell table:style-name="ce8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00/00/00</text:date>, <text:time style:data-style-name="N2" text:time-value="17:11:22.14349313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3.2$Linux_X86_64 LibreOffice_project/580$Build-2</meta:generator>
    <dc:date>2025-12-04T17:12:39.044648418</dc:date>
    <meta:editing-duration>P1DT8H23M13S</meta:editing-duration>
    <meta:editing-cycles>383</meta:editing-cycles>
    <meta:document-statistic meta:table-count="1" meta:cell-count="700" meta:object-count="0"/>
  </office:meta>
</office:document-meta>
</file>